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3" style:family="graphic" style:parent-style-name="objectwithoutfill">
      <style:graphic-properties svg:stroke-color="#168253" draw:fill="none" draw:textarea-vertical-align="middle" loext:decorative="false"/>
    </style:style>
    <style:style style:name="gr4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5" style:family="graphic" style:parent-style-name="standard">
      <style:graphic-properties draw:stroke="solid" svg:stroke-width="0.15cm" svg:stroke-color="#168253" draw:marker-start-width="1.18cm" draw:marker-end-width="1.18cm" svg:stroke-linecap="round" draw:fill="solid" draw:fill-color="#168253" loext:fill-use-slide-background="false" draw:opacity="100%" draw:textarea-horizontal-align="justify" draw:textarea-vertical-align="middle" draw:auto-grow-height="false" fo:min-height="1.372cm" fo:min-width="1.122cm" fo:padding-top="0.45cm" fo:padding-bottom="0.45cm" fo:padding-left="0.575cm" fo:padding-right="0.575cm" draw:shadow="hidden" loext:decorative="false"/>
    </style:style>
    <style:style style:name="gr6" style:family="graphic" style:parent-style-name="objectwithoutfill">
      <style:graphic-properties svg:stroke-width="0.5cm" svg:stroke-color="#168253" draw:marker-start-width="0.96cm" draw:marker-end-width="0.96cm" svg:stroke-linecap="round" draw:fill="none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color="#168253" draw:fill-color="#168253" draw:textarea-horizontal-align="justify" draw:textarea-vertical-align="middle" draw:auto-grow-height="false" fo:min-height="0.015cm" fo:min-width="0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stroke-linejoin="miter" draw:fill="solid" draw:fill-color="#dee6ef" draw:textarea-horizontal-align="justify" draw:textarea-vertical-align="middle" draw:auto-grow-height="false" fo:min-height="1.626cm" fo:min-width="9.125cm" fo:padding-top="0.375cm" fo:padding-bottom="0.375cm" fo:padding-left="0.5cm" fo:padding-right="0.5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168253" draw:opacity="100%"/>
      <style:paragraph-properties fo:text-align="center"/>
    </style:style>
    <style:style style:name="P4" style:family="paragraph">
      <loext:graphic-properties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8.249cm" svg:height="11.999cm" svg:x="18.4cm" svg:y="3.9cm" svg:viewBox="0 0 8250 12000" draw:points="0,12000 0,0 8250,0 8250,12000">
            <text:p/>
          </draw:polygon>
          <draw:line draw:style-name="gr3" draw:text-style-name="P2" draw:layer="layout" svg:x1="19.9cm" svg:y1="6.15cm" svg:x2="25.15cm" svg:y2="6.15cm">
            <text:p/>
          </draw:line>
          <draw:line draw:style-name="gr4" draw:text-style-name="P2" draw:layer="layout" svg:x1="19.9cm" svg:y1="6.15cm" svg:x2="25.15cm" svg:y2="6.15cm">
            <text:p/>
          </draw:line>
          <draw:line draw:style-name="gr4" draw:text-style-name="P2" draw:layer="layout" svg:x1="19.9cm" svg:y1="7.65cm" svg:x2="25.15cm" svg:y2="7.65cm">
            <text:p/>
          </draw:line>
          <draw:line draw:style-name="gr4" draw:text-style-name="P2" draw:layer="layout" svg:x1="19.9cm" svg:y1="9.15cm" svg:x2="25.15cm" svg:y2="9.15cm">
            <text:p/>
          </draw:line>
          <draw:line draw:style-name="gr4" draw:text-style-name="P2" draw:layer="layout" svg:x1="19.9cm" svg:y1="10.65cm" svg:x2="25.15cm" svg:y2="10.65cm">
            <text:p/>
          </draw:line>
          <draw:line draw:style-name="gr4" draw:text-style-name="P2" draw:layer="layout" svg:x1="19.9cm" svg:y1="12.15cm" svg:x2="25.15cm" svg:y2="12.15cm">
            <text:p/>
          </draw:line>
          <draw:line draw:style-name="gr4" draw:text-style-name="P2" draw:layer="layout" svg:x1="19.9cm" svg:y1="13.65cm" svg:x2="25.15cm" svg:y2="13.65cm">
            <text:p/>
          </draw:line>
          <draw:line draw:style-name="gr4" draw:text-style-name="P2" draw:layer="layout" svg:x1="19.9cm" svg:y1="9.15cm" svg:x2="25.15cm" svg:y2="9.15cm">
            <text:p/>
          </draw:line>
          <draw:polygon draw:style-name="gr2" draw:text-style-name="P1" draw:layer="layout" svg:width="8.249cm" svg:height="11.999cm" svg:x="18.4cm" svg:y="3.9cm" svg:viewBox="0 0 8250 12000" draw:points="0,12000 0,0 8250,0 8250,12000">
            <text:p/>
          </draw:polygon>
          <draw:line draw:style-name="gr4" draw:text-style-name="P2" draw:layer="layout" svg:x1="19.9cm" svg:y1="9.15cm" svg:x2="25.15cm" svg:y2="9.15cm">
            <text:p/>
          </draw:line>
          <draw:line draw:style-name="gr4" draw:text-style-name="P2" draw:layer="layout" svg:x1="19.9cm" svg:y1="10.65cm" svg:x2="25.15cm" svg:y2="10.65cm">
            <text:p/>
          </draw:line>
          <draw:line draw:style-name="gr4" draw:text-style-name="P2" draw:layer="layout" svg:x1="19.9cm" svg:y1="9.15cm" svg:x2="25.15cm" svg:y2="9.15cm">
            <text:p/>
          </draw:line>
          <draw:path draw:style-name="gr5" draw:text-style-name="P3" draw:layer="layout" svg:width="2.062cm" svg:height="1.908cm" svg:x="23.275cm" svg:y="4.838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6" draw:text-style-name="P2" draw:layer="layout" svg:x1="24.306cm" svg:y1="6.611cm" svg:x2="24.306cm" svg:y2="7.293cm">
            <text:p/>
          </draw:line>
          <draw:custom-shape draw:style-name="gr7" draw:text-style-name="P4" draw:layer="layout" svg:width="0.375cm" svg:height="0.375cm" svg:x="24.099cm" svg:y="7.72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>
          <draw:polygon draw:style-name="gr2" draw:text-style-name="P1" draw:layer="layout" svg:width="8.249cm" svg:height="11.999cm" svg:x="17.7cm" svg:y="3.2cm" svg:viewBox="0 0 8250 12000" draw:points="0,12000 0,0 8250,0 8250,12000">
            <text:p/>
          </draw:polygon>
          <draw:line draw:style-name="gr3" draw:text-style-name="P2" draw:layer="layout" svg:x1="19.2cm" svg:y1="5.45cm" svg:x2="24.45cm" svg:y2="5.45cm">
            <text:p/>
          </draw:line>
          <draw:line draw:style-name="gr4" draw:text-style-name="P2" draw:layer="layout" svg:x1="19.2cm" svg:y1="5.45cm" svg:x2="24.45cm" svg:y2="5.45cm">
            <text:p/>
          </draw:line>
          <draw:line draw:style-name="gr4" draw:text-style-name="P2" draw:layer="layout" svg:x1="19.2cm" svg:y1="6.95cm" svg:x2="24.45cm" svg:y2="6.95cm">
            <text:p/>
          </draw:line>
          <draw:line draw:style-name="gr4" draw:text-style-name="P2" draw:layer="layout" svg:x1="19.2cm" svg:y1="8.45cm" svg:x2="24.45cm" svg:y2="8.45cm">
            <text:p/>
          </draw:line>
          <draw:line draw:style-name="gr4" draw:text-style-name="P2" draw:layer="layout" svg:x1="19.2cm" svg:y1="9.95cm" svg:x2="24.45cm" svg:y2="9.95cm">
            <text:p/>
          </draw:line>
          <draw:line draw:style-name="gr4" draw:text-style-name="P2" draw:layer="layout" svg:x1="19.2cm" svg:y1="11.45cm" svg:x2="24.45cm" svg:y2="11.45cm">
            <text:p/>
          </draw:line>
          <draw:line draw:style-name="gr4" draw:text-style-name="P2" draw:layer="layout" svg:x1="19.2cm" svg:y1="12.95cm" svg:x2="24.45cm" svg:y2="12.95cm">
            <text:p/>
          </draw:line>
          <draw:line draw:style-name="gr4" draw:text-style-name="P2" draw:layer="layout" svg:x1="19.2cm" svg:y1="8.45cm" svg:x2="24.45cm" svg:y2="8.45cm">
            <text:p/>
          </draw:line>
          <draw:polygon draw:style-name="gr2" draw:text-style-name="P1" draw:layer="layout" svg:width="8.249cm" svg:height="11.999cm" svg:x="17.7cm" svg:y="3.2cm" svg:viewBox="0 0 8250 12000" draw:points="0,12000 0,0 8250,0 8250,12000">
            <text:p/>
          </draw:polygon>
          <draw:line draw:style-name="gr4" draw:text-style-name="P2" draw:layer="layout" svg:x1="19.2cm" svg:y1="8.45cm" svg:x2="24.45cm" svg:y2="8.45cm">
            <text:p/>
          </draw:line>
          <draw:line draw:style-name="gr4" draw:text-style-name="P2" draw:layer="layout" svg:x1="19.2cm" svg:y1="9.95cm" svg:x2="24.45cm" svg:y2="9.95cm">
            <text:p/>
          </draw:line>
          <draw:line draw:style-name="gr4" draw:text-style-name="P2" draw:layer="layout" svg:x1="19.2cm" svg:y1="8.45cm" svg:x2="24.45cm" svg:y2="8.45cm">
            <text:p/>
          </draw:line>
          <draw:path draw:style-name="gr5" draw:text-style-name="P3" draw:layer="layout" svg:width="2.062cm" svg:height="1.908cm" svg:x="22.575cm" svg:y="4.138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6" draw:text-style-name="P2" draw:layer="layout" svg:x1="23.606cm" svg:y1="5.911cm" svg:x2="23.606cm" svg:y2="6.593cm">
            <text:p/>
          </draw:line>
          <draw:custom-shape draw:style-name="gr7" draw:text-style-name="P4" draw:layer="layout" svg:width="0.375cm" svg:height="0.375cm" svg:x="23.399cm" svg:y="7.02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" draw:text-style-name="P1" draw:layer="layout" svg:width="11cm" svg:height="3.75cm" svg:x="3cm" svg:y="8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 draw:handle-position-x="$0" draw:handle-position-y="$1"/>
          </draw:enhanced-geometry>
        </draw:custom-shape>
        <draw:g draw:style-name="gr1">
          <draw:polygon draw:style-name="gr2" draw:text-style-name="P1" draw:layer="layout" svg:width="8.249cm" svg:height="11.999cm" svg:x="17cm" svg:y="2.5cm" svg:viewBox="0 0 8250 12000" draw:points="0,12000 0,0 8250,0 8250,12000">
            <text:p/>
          </draw:polygon>
          <draw:line draw:style-name="gr3" draw:text-style-name="P2" draw:layer="layout" svg:x1="18.5cm" svg:y1="4.75cm" svg:x2="23.75cm" svg:y2="4.75cm">
            <text:p/>
          </draw:line>
          <draw:line draw:style-name="gr4" draw:text-style-name="P2" draw:layer="layout" svg:x1="18.5cm" svg:y1="4.75cm" svg:x2="23.75cm" svg:y2="4.75cm">
            <text:p/>
          </draw:line>
          <draw:line draw:style-name="gr4" draw:text-style-name="P2" draw:layer="layout" svg:x1="18.5cm" svg:y1="6.25cm" svg:x2="23.75cm" svg:y2="6.25cm">
            <text:p/>
          </draw:line>
          <draw:line draw:style-name="gr4" draw:text-style-name="P2" draw:layer="layout" svg:x1="18.5cm" svg:y1="7.75cm" svg:x2="23.75cm" svg:y2="7.75cm">
            <text:p/>
          </draw:line>
          <draw:line draw:style-name="gr4" draw:text-style-name="P2" draw:layer="layout" svg:x1="18.5cm" svg:y1="9.25cm" svg:x2="23.75cm" svg:y2="9.25cm">
            <text:p/>
          </draw:line>
          <draw:line draw:style-name="gr4" draw:text-style-name="P2" draw:layer="layout" svg:x1="18.5cm" svg:y1="10.75cm" svg:x2="23.75cm" svg:y2="10.75cm">
            <text:p/>
          </draw:line>
          <draw:line draw:style-name="gr4" draw:text-style-name="P2" draw:layer="layout" svg:x1="18.5cm" svg:y1="12.25cm" svg:x2="23.75cm" svg:y2="12.25cm">
            <text:p/>
          </draw:line>
          <draw:line draw:style-name="gr4" draw:text-style-name="P2" draw:layer="layout" svg:x1="18.5cm" svg:y1="7.75cm" svg:x2="23.75cm" svg:y2="7.75cm">
            <text:p/>
          </draw:line>
          <draw:polygon draw:style-name="gr2" draw:text-style-name="P1" draw:layer="layout" svg:width="8.249cm" svg:height="11.999cm" svg:x="17cm" svg:y="2.5cm" svg:viewBox="0 0 8250 12000" draw:points="0,12000 0,0 8250,0 8250,12000">
            <text:p/>
          </draw:polygon>
          <draw:line draw:style-name="gr4" draw:text-style-name="P2" draw:layer="layout" svg:x1="18.5cm" svg:y1="7.75cm" svg:x2="23.75cm" svg:y2="7.75cm">
            <text:p/>
          </draw:line>
          <draw:line draw:style-name="gr4" draw:text-style-name="P2" draw:layer="layout" svg:x1="18.5cm" svg:y1="9.25cm" svg:x2="23.75cm" svg:y2="9.25cm">
            <text:p/>
          </draw:line>
          <draw:line draw:style-name="gr4" draw:text-style-name="P2" draw:layer="layout" svg:x1="18.5cm" svg:y1="7.75cm" svg:x2="23.75cm" svg:y2="7.75cm">
            <text:p/>
          </draw:line>
          <draw:path draw:style-name="gr5" draw:text-style-name="P3" draw:layer="layout" svg:width="2.062cm" svg:height="1.908cm" svg:x="21.875cm" svg:y="3.438cm" svg:viewBox="0 0 2063 1909" svg:d="M1031 1637c65 0 129-9 191-24s121-38 178-68c56-30 107-66 153-108 45-42 84-90 117-142 32-51 57-107 73-164 17-57 25-116 25-176s-8-119-25-177c-16-57-41-113-73-164-33-52-72-99-117-141-46-42-97-79-153-109-57-30-116-53-178-68s-126-23-191-23c-64 0-129 8-190 23-62 15-122 38-178 68s-107 67-153 109c-45 42-85 89-117 141-32 51-57 107-73 164-17 58-25 117-25 177 0 46 4 91 14 136h-298c-7-45-11-90-11-136 0-84 12-167 35-248 24-80 58-157 103-230 46-72 101-139 164-197 63-59 135-110 214-152 78-42 162-74 248-96 87-21 177-32 267-32 91 0 180 11 267 32l-38 132 38-132c87 22 171 54 249 96s150 93 213 152c64 58 119 125 165 197 45 73 79 150 102 230 24 81 36 164 36 248 0 83-12 166-36 247-23 80-57 157-102 230-46 73-101 139-165 198-63 58-135 109-213 151s-162 74-249 96c-87 21-176 32-267 32z">
            <text:p/>
          </draw:path>
          <draw:line draw:style-name="gr6" draw:text-style-name="P2" draw:layer="layout" svg:x1="22.906cm" svg:y1="5.211cm" svg:x2="22.906cm" svg:y2="5.893cm">
            <text:p/>
          </draw:line>
          <draw:custom-shape draw:style-name="gr7" draw:text-style-name="P4" draw:layer="layout" svg:width="0.375cm" svg:height="0.375cm" svg:x="22.699cm" svg:y="6.32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2-07T14:52:53.347982400</dc:date>
    <meta:editing-duration>PT4H11M35S</meta:editing-duration>
    <meta:editing-cycles>14</meta:editing-cycles>
    <meta:generator>LibreOffice/25.2.7.1$Windows_X86_64 LibreOffice_project/16e8e36d1610f10597ed778c3dcb0a5aa0ed5d6f</meta:generator>
    <meta:document-statistic meta:object-count="52"/>
  </office:meta>
</office:document-meta>
</file>